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SockJsMessageCodec.decodeInputStream( InputStream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SockJsMessageCodec.Jackson2SockJsMessage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SockJsMessageCodec.applyJsonQuoting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SockJsMessageCodec.Jackson2SockJsMessageCodec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2SockJsMessageCodec.decode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